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1" svg:font-family="Consolas"/>
    <style:font-face style:name="Mangal1" svg:font-family="Mangal"/>
    <style:font-face style:name="Consolas2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7.755cm" table:align="left"/>
    </style:style>
    <style:style style:name="Таблица1.A" style:family="table-column">
      <style:table-column-properties style:column-width="0.635cm"/>
    </style:style>
    <style:style style:name="Таблица1.B" style:family="table-column">
      <style:table-column-properties style:column-width="4.71cm"/>
    </style:style>
    <style:style style:name="Таблица1.C" style:family="table-column">
      <style:table-column-properties style:column-width="12.753cm"/>
    </style:style>
    <style:style style:name="Таблица1.D" style:family="table-column">
      <style:table-column-properties style:column-width="9.657cm"/>
    </style:style>
    <style:style style:name="Таблица1.A1" style:family="table-cell">
      <style:table-cell-properties fo:padding="0.097cm" fo:border="none"/>
    </style:style>
    <style:style style:name="Таблица1.A3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3" style:family="table-cell">
      <style:table-cell-properties fo:padding="0.097cm" fo:border="0.002cm solid #000000"/>
    </style:style>
    <style:style style:name="Таблица1.A4" style:family="table-cell">
      <style:table-cell-properties fo:padding="0.097cm" fo:border-left="0.002cm solid #000000" fo:border-right="none" fo:border-top="none" fo:border-bottom="0.002cm solid #000000"/>
    </style:style>
    <style:style style:name="Таблица1.D4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9" style:family="table-row">
      <style:table-row-properties style:min-row-height="4.022cm"/>
    </style:style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style:text-autospace="none"/>
      <style:text-properties fo:language="en" fo:country="US"/>
    </style:style>
    <style:style style:name="P3" style:family="paragraph" style:parent-style-name="Standard">
      <style:paragraph-properties style:text-autospace="none"/>
      <style:text-properties style:use-window-font-color="true" style:font-name="Consolas" fo:font-size="9.5pt" fo:language="en" fo:country="US" fo:font-weight="bold" style:font-name-asian="Consolas" style:font-size-asian="9.5pt" style:font-weight-asian="bold" style:font-name-complex="Consolas" style:font-size-complex="9.5pt" style:font-weight-complex="bold"/>
    </style:style>
    <style:style style:name="P4" style:family="paragraph" style:parent-style-name="Standard">
      <style:paragraph-properties style:text-autospace="none"/>
      <style:text-properties style:use-window-font-color="true" style:font-name="Consolas" fo:font-size="9.5pt" fo:language="en" fo:country="US" style:font-name-asian="Consolas" style:font-size-asian="9.5pt" style:font-name-complex="Consolas" style:font-size-complex="9.5pt"/>
    </style:style>
    <style:style style:name="P5" style:family="paragraph" style:parent-style-name="Standard">
      <style:paragraph-properties style:text-autospace="none"/>
      <style:text-properties style:use-window-font-color="true" fo:font-weight="normal" style:font-weight-asian="normal" style:font-weight-complex="normal"/>
    </style:style>
    <style:style style:name="P6" style:family="paragraph" style:parent-style-name="Standard">
      <style:paragraph-properties style:text-autospace="none"/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style:text-autospace="non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style:text-autospace="none"/>
      <style:text-properties fo:color="#ff0000" style:font-name="Consolas" fo:font-size="9.5pt" style:font-name-asian="Consolas" style:font-size-asian="9.5pt" style:font-name-complex="Consolas" style:font-size-complex="9.5pt"/>
    </style:style>
    <style:style style:name="P9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0" style:family="paragraph" style:parent-style-name="Standard">
      <style:paragraph-properties style:text-autospace="none"/>
      <style:text-properties fo:color="#0000ff" style:font-name="Consolas" fo:font-size="9.5pt" fo:language="en" fo:country="US" style:font-name-asian="Consolas" style:font-size-asian="9.5pt" style:font-name-complex="Consolas" style:font-size-complex="9.5pt"/>
    </style:style>
    <style:style style:name="P11" style:family="paragraph" style:parent-style-name="Table_20_Contents">
      <style:text-properties style:use-window-font-color="true" fo:font-weight="bold" style:font-weight-asian="bold" style:font-weight-complex="bold"/>
    </style:style>
    <style:style style:name="T1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ff" style:font-name="Consolas" fo:font-size="9.5pt" fo:language="en" fo:country="none" fo:background-color="#ffffff" style:font-name-asian="Consolas" style:font-size-asian="9.5pt" style:font-name-complex="Consolas" style:font-size-complex="9.5pt"/>
    </style:style>
    <style:style style:name="T3" style:family="text">
      <style:text-properties fo:color="#0000ff" style:font-name="Consolas" fo:font-size="9.5pt" fo:language="en" fo:country="US" style:font-name-asian="Consolas" style:font-size-asian="9.5pt" style:font-name-complex="Consolas" style:font-size-complex="9.5pt"/>
    </style:style>
    <style:style style:name="T4" style:family="text">
      <style:text-properties fo:color="#0000ff" style:font-name="Consolas" fo:font-size="9.5pt" fo:language="en" fo:country="US" fo:font-style="italic" style:font-name-asian="Consolas" style:font-size-asian="9.5pt" style:font-style-asian="italic" style:font-name-complex="Consolas" style:font-size-complex="9.5pt" style:font-style-complex="italic"/>
    </style:style>
    <style:style style:name="T5" style:family="text">
      <style:text-properties fo:color="#0000ff" style:font-name="Consolas" fo:font-size="9.5pt" fo:language="en" fo:country="US" fo:font-style="normal" style:font-name-asian="Consolas" style:font-size-asian="9.5pt" style:font-style-asian="normal" style:font-name-complex="Consolas" style:font-size-complex="9.5pt" style:font-style-complex="normal"/>
    </style:style>
    <style:style style:name="T6" style:family="text">
      <style:text-properties fo:color="#0000ff" style:font-name="Consolas" fo:font-size="9.5pt" fo:language="en" fo:country="US" fo:background-color="#ffffff" style:font-name-asian="Consolas" style:font-size-asian="9.5pt" style:font-name-complex="Consolas" style:font-size-complex="9.5pt"/>
    </style:style>
    <style:style style:name="T7" style:family="text">
      <style:text-properties fo:color="#0000ff" style:font-name="Consolas" fo:font-size="9.5pt" style:text-underline-style="none" style:font-name-asian="Consolas" style:font-size-asian="9.5pt" style:font-name-complex="Consolas" style:font-size-complex="9.5pt"/>
    </style:style>
    <style:style style:name="T8" style:family="text">
      <style:text-properties fo:color="#0000ff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T9" style:family="text">
      <style:text-properties style:font-name="Consolas1" fo:font-size="9.5pt" fo:language="en" fo:country="none" fo:background-color="#ffffff"/>
    </style:style>
    <style:style style:name="T10" style:family="text">
      <style:text-properties style:font-name="Consolas1" fo:font-size="9.5pt" fo:language="en" fo:country="US" fo:background-color="#ffffff"/>
    </style:style>
    <style:style style:name="T11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12" style:family="text">
      <style:text-properties fo:color="#a31515" style:font-name="Consolas" fo:font-size="9.5pt" fo:language="en" fo:country="none" fo:background-color="#ffffff" style:font-name-asian="Consolas" style:font-size-asian="9.5pt" style:font-name-complex="Consolas" style:font-size-complex="9.5pt"/>
    </style:style>
    <style:style style:name="T13" style:family="text">
      <style:text-properties fo:color="#a31515" style:font-name="Consolas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T14" style:family="text">
      <style:text-properties fo:color="#a31515" style:font-name="Consolas" fo:font-size="9.5pt" fo:language="en" fo:country="US" style:font-name-asian="Consolas" style:font-size-asian="9.5pt" style:font-name-complex="Consolas" style:font-size-complex="9.5pt"/>
    </style:style>
    <style:style style:name="T15" style:family="text">
      <style:text-properties fo:color="#a31515" style:font-name="Consolas" fo:font-size="9.5pt" fo:language="en" fo:country="US" fo:font-weight="bold" style:font-name-asian="Consolas" style:font-size-asian="9.5pt" style:font-weight-asian="bold" style:font-name-complex="Consolas" style:font-size-complex="9.5pt" style:font-weight-complex="bold"/>
    </style:style>
    <style:style style:name="T16" style:family="text">
      <style:text-properties fo:color="#a31515" style:font-name="Consolas" fo:font-size="9.5pt" fo:language="en" fo:country="US" fo:font-weight="normal" style:font-name-asian="Consolas" style:font-size-asian="9.5pt" style:font-weight-asian="normal" style:font-name-complex="Consolas" style:font-size-complex="9.5pt" style:font-weight-complex="normal"/>
    </style:style>
    <style:style style:name="T17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8" style:family="text">
      <style:text-properties fo:color="#000000" style:font-name="Consolas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T19" style:family="text">
      <style:text-properties fo:color="#000000" style:font-name="Consolas" fo:font-size="9.5pt" fo:language="en" fo:country="US" style:font-name-asian="Consolas" style:font-size-asian="9.5pt" style:font-name-complex="Consolas" style:font-size-complex="9.5pt"/>
    </style:style>
    <style:style style:name="T20" style:family="text">
      <style:text-properties fo:color="#000000" style:font-name="Consolas" fo:font-size="9.5pt" fo:language="en" fo:country="US" fo:font-weight="bold" style:font-name-asian="Consolas" style:font-size-asian="9.5pt" style:font-weight-asian="bold" style:font-name-complex="Consolas" style:font-size-complex="9.5pt" style:font-weight-complex="bold"/>
    </style:style>
    <style:style style:name="T21" style:family="text">
      <style:text-properties fo:color="#000000" style:font-name="Consolas" fo:font-size="9.5pt" fo:language="en" fo:country="US" fo:background-color="#ffffff" style:font-name-asian="Consolas" style:font-size-asian="9.5pt" style:font-name-complex="Consolas" style:font-size-complex="9.5pt"/>
    </style:style>
    <style:style style:name="T22" style:family="text">
      <style:text-properties fo:color="#000000" style:font-name="Consolas" fo:font-size="9.5pt" fo:language="en" fo:country="US" fo:font-weight="normal" fo:background-color="#ffffff" style:font-name-asian="Consolas" style:font-size-asian="9.5pt" style:font-weight-asian="normal" style:font-name-complex="Consolas" style:font-size-complex="9.5pt" style:font-weight-complex="normal"/>
    </style:style>
    <style:style style:name="T23" style:family="text"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T24" style:family="text">
      <style:text-properties fo:color="#000000" fo:font-size="9.5pt" fo:language="en" fo:country="US" fo:font-weight="normal" fo:background-color="#ffffff" style:font-name-asian="Consolas" style:font-size-asian="9.5pt" style:font-weight-asian="normal" style:font-name-complex="Consolas" style:font-size-complex="9.5pt" style:font-weight-complex="normal"/>
    </style:style>
    <style:style style:name="T25" style:family="text">
      <style:text-properties fo:color="#000000" fo:language="en" fo:country="US" fo:font-weight="normal" fo:background-color="#ffffff" style:font-name-asian="Consolas" style:font-weight-asian="normal" style:font-name-complex="Consolas" style:font-weight-complex="normal"/>
    </style:style>
    <style:style style:name="T26" style:family="text">
      <style:text-properties fo:color="#ff0000" style:font-name="Consolas" fo:font-size="9.5pt" style:font-name-asian="Consolas" style:font-size-asian="9.5pt" style:font-name-complex="Consolas" style:font-size-complex="9.5pt"/>
    </style:style>
    <style:style style:name="T27" style:family="text">
      <style:text-properties fo:color="#ff0000" style:font-name="Consolas" fo:font-size="9.5pt" fo:language="en" fo:country="US" style:font-name-asian="Consolas" style:font-size-asian="9.5pt" style:font-name-complex="Consolas" style:font-size-complex="9.5pt"/>
    </style:style>
    <style:style style:name="T28" style:family="text">
      <style:text-properties fo:color="#ff0000" style:font-name="Consolas" fo:font-size="9.5pt" fo:language="en" fo:country="US" fo:background-color="#ffffff" style:font-name-asian="Consolas" style:font-size-asian="9.5pt" style:font-name-complex="Consolas" style:font-size-complex="9.5pt"/>
    </style:style>
    <style:style style:name="T29" style:family="text">
      <style:text-properties fo:color="#ff0000" style:font-name="Consolas" fo:font-size="9.5pt" fo:language="en" fo:country="US" fo:font-weight="normal" style:font-name-asian="Consolas" style:font-size-asian="9.5pt" style:font-weight-asian="normal" style:font-name-complex="Consolas" style:font-size-complex="9.5pt" style:font-weight-complex="normal"/>
    </style:style>
    <style:style style:name="T30" style:family="text">
      <style:text-properties fo:color="#ff9999" style:font-name="Consolas" fo:font-size="9.5pt" fo:language="en" fo:country="none" fo:text-shadow="none" fo:background-color="#ffffff" style:font-name-asian="Consolas" style:font-size-asian="9.5pt" style:font-name-complex="Consolas" style:font-size-complex="9.5pt"/>
    </style:style>
    <style:style style:name="T31" style:family="text">
      <style:text-properties fo:color="#ff9999" style:font-name="Consolas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T32" style:family="text">
      <style:text-properties fo:color="#ff9999" style:font-name="Consolas" fo:font-size="9.5pt" fo:language="en" fo:country="US" style:font-name-asian="Consolas" style:font-size-asian="9.5pt" style:font-name-complex="Consolas" style:font-size-complex="9.5pt"/>
    </style:style>
    <style:style style:name="T33" style:family="text">
      <style:text-properties fo:color="#9999ff" style:font-name="Consolas" fo:font-size="9.5pt" fo:language="en" fo:country="none" fo:background-color="#ffffff" style:font-name-asian="Consolas" style:font-size-asian="9.5pt" style:font-name-complex="Consolas" style:font-size-complex="9.5pt"/>
    </style:style>
    <style:style style:name="T34" style:family="text">
      <style:text-properties fo:color="#9999ff" style:font-name="Consolas" fo:font-size="9.5pt" fo:language="en" fo:country="none" style:text-underline-style="none" fo:background-color="#ffffff" style:font-name-asian="Consolas" style:font-size-asian="9.5pt" style:font-name-complex="Consolas" style:font-size-complex="9.5pt"/>
    </style:style>
    <style:style style:name="T35" style:family="text">
      <style:text-properties fo:color="#9999ff" style:font-name="Consolas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T36" style:family="text">
      <style:text-properties fo:color="#9999ff" style:font-name="Consolas" fo:font-size="9.5pt" fo:language="en" fo:country="US" fo:font-weight="bold" style:font-name-asian="Consolas" style:font-size-asian="9.5pt" style:font-weight-asian="bold" style:font-name-complex="Consolas" style:font-size-complex="9.5pt" style:font-weight-complex="bold"/>
    </style:style>
    <style:style style:name="T37" style:family="text">
      <style:text-properties fo:color="#9999ff" style:font-name="Consolas" fo:font-size="9.5pt" fo:language="en" fo:country="US" style:font-name-asian="Consolas" style:font-size-asian="9.5pt" style:font-name-complex="Consolas" style:font-size-complex="9.5pt"/>
    </style:style>
    <style:style style:name="T38" style:family="text">
      <style:text-properties style:use-window-font-color="true" style:font-name="Consolas" fo:font-size="9.5pt" fo:language="en" fo:country="US" style:font-name-asian="Consolas" style:font-size-asian="9.5pt" style:font-name-complex="Consolas" style:font-size-complex="9.5pt"/>
    </style:style>
    <style:style style:name="T39" style:family="text">
      <style:text-properties style:use-window-font-color="true" style:font-name="Consolas" fo:font-size="9.5pt" fo:language="en" fo:country="US" fo:font-weight="bold" style:font-name-asian="Consolas" style:font-size-asian="9.5pt" style:font-weight-asian="bold" style:font-name-complex="Consolas" style:font-size-complex="9.5pt" style:font-weight-complex="bold"/>
    </style:style>
    <style:style style:name="T40" style:family="text">
      <style:text-properties style:use-window-font-color="true" style:font-name="Consolas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T41" style:family="text">
      <style:text-properties fo:color="#990000" style:font-name="Consolas" fo:font-size="9.5pt" fo:language="en" fo:country="US" style:font-name-asian="Consolas" style:font-size-asian="9.5pt" style:font-name-complex="Consolas" style:font-size-complex="9.5pt"/>
    </style:style>
    <style:style style:name="T42" style:family="text">
      <style:text-properties style:font-name="Consolas" fo:font-size="9.5pt" fo:language="en" fo:country="none" fo:background-color="#ffffff" style:font-name-asian="Consolas" style:font-size-asian="9.5pt" style:font-name-complex="Consolas" style:font-size-complex="9.5pt"/>
    </style:style>
    <style:style style:name="T43" style:family="text">
      <style:text-properties style:font-name="Consolas" fo:language="en" fo:country="none" fo:background-color="#ffffff" style:font-name-asian="Consolas" style:font-name-complex="Consolas"/>
    </style:style>
    <style:style style:name="T44" style:family="text">
      <style:text-properties style:font-name="Consolas2"/>
    </style:style>
    <style:style style:name="T45" style:family="text">
      <style:text-properties style:font-name="Consolas2" fo:font-size="9pt" style:font-size-asian="9pt" style:font-size-complex="9pt"/>
    </style:style>
    <style:style style:name="T46" style:family="text">
      <style:text-properties style:font-name="Consolas2" fo:font-size="9.5pt" style:font-size-asian="9.5pt" style:font-size-complex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table:number-columns-spanned="4" office:value-type="string">
            <text:p text:style-name="P3">Patch xml syntax.</text:p>
            <text:p text:style-name="P8"/>
            <text:p text:style-name="P1"><text:span text:style-name="T26">xmlns:patch</text:span><text:span text:style-name="T1">=</text:span><text:span text:style-name="T17">"</text:span><text:span text:style-name="T1">http://schemas.xmlpatch</text:span><text:span text:style-name="T17">"</text:span></text:p>
            <text:p text:style-name="P1"><text:span text:style-name="T26">xmlns:key</text:span><text:span text:style-name="T1">=</text:span><text:span text:style-name="T17">"</text:span><text:span text:style-name="T1">http://schemas.xmlpatch/mod/attr/key</text:span><text:span text:style-name="T17">"</text:span></text:p>
            <text:p text:style-name="P1"><text:span text:style-name="T26">xmlns:merge</text:span><text:span text:style-name="T1">=</text:span><text:span text:style-name="T17">"</text:span><text:span text:style-name="T1">http://schemas.xmlpatch/mod/node/merge</text:span><text:span text:style-name="T17">"</text:span></text:p>
            <text:p text:style-name="P1"><text:span text:style-name="T26">xmlns:remove</text:span><text:span text:style-name="T1">=</text:span><text:span text:style-name="T17">"</text:span><text:span text:style-name="T1">http://schemas.xmlpatch/mod/node/remove</text:span><text:span text:style-name="T17">"</text:span></text:p>
            <text:p text:style-name="P1"><text:span text:style-name="T26">xmlns:mergeall</text:span><text:span text:style-name="T1">=</text:span><text:span text:style-name="T17">"</text:span><text:span text:style-name="T1">http://schemas.xmlpatch/mod/node/mergeall</text:span><text:span text:style-name="T17">"</text:span></text:p>
            <text:p text:style-name="P1"><text:span text:style-name="T26">xmlns:removeall</text:span><text:span text:style-name="T1">=</text:span><text:span text:style-name="T17">"</text:span><text:a xlink:type="simple" xlink:href="http://schemas.xmlpatch/mod/node/removeall"><text:span text:style-name="T7">http://schemas.xmlpatch/mod/node/removeall</text:span></text:a><text:span text:style-name="T17">"</text:span></text:p>
            <text:p text:style-name="P9"/>
            <text:p text:style-name="P1"><text:span text:style-name="T27">patch:action</text:span><text:span text:style-name="T3">=</text:span><text:span text:style-name="T19">"</text:span><text:span text:style-name="T3">merge|remove|create|mergeAll|removeAll</text:span><text:span text:style-name="T19">"</text:span><text:span text:style-name="T17"> is equivalent to</text:span><text:span text:style-name="T19"> </text:span><text:span text:style-name="T41">merge|remove|create|mergeAll|removeAll:</text:span><text:span text:style-name="T14">node</text:span></text:p>
            <text:p text:style-name="P1"><text:span text:style-name="T27">patch:action</text:span><text:span text:style-name="T3">=</text:span><text:span text:style-name="T19">"</text:span><text:span text:style-name="T3">merge</text:span><text:span text:style-name="T19">"</text:span><text:span text:style-name="T14"> </text:span><text:span text:style-name="T38">by default</text:span></text:p>
            <text:p text:style-name="P4"/>
            <text:p text:style-name="P1"><text:span text:style-name="T27">patch:find</text:span><text:span text:style-name="T3">=</text:span><text:span text:style-name="T19">"</text:span><text:span text:style-name="T4">xpath</text:span><text:span text:style-name="T19">"</text:span></text:p>
            <text:p text:style-name="P1"><text:span text:style-name="T27">patch:find</text:span><text:span text:style-name="T3">=</text:span><text:span text:style-name="T19">"</text:span><text:span text:style-name="T5">node</text:span><text:span text:style-name="T19">" by default (current node name)</text:span></text:p>
            <text:p text:style-name="P1"><text:span text:style-name="T27">patch:find</text:span><text:span text:style-name="T3">=</text:span><text:span text:style-name="T19">"</text:span><text:span text:style-name="T3">node[@attr='val']</text:span><text:span text:style-name="T19">" is equivalent to </text:span><text:span text:style-name="T3">&lt;</text:span><text:span text:style-name="T15">node</text:span><text:span text:style-name="T3"> </text:span><text:span text:style-name="T27">key:attr</text:span><text:span text:style-name="T3">=</text:span><text:span text:style-name="T19">"val"</text:span><text:span text:style-name="T3">&gt;</text:span></text:p>
            <text:p text:style-name="P10"/>
            <text:p text:style-name="P1"><text:span text:style-name="T27">patch:create</text:span><text:span text:style-name="T3">=</text:span><text:span text:style-name="T19">"</text:span><text:span text:style-name="T3">append|after|before</text:span><text:span text:style-name="T4">&gt;xpath</text:span><text:span text:style-name="T19">" (if node not found)</text:span></text:p>
            <text:p text:style-name="P5"><text:span text:style-name="T28">patch:create</text:span><text:span text:style-name="T6">=</text:span><text:span text:style-name="T21">"</text:span><text:span text:style-name="T6">append&gt;.</text:span><text:span text:style-name="T21">" by default (append to parent)</text:span></text:p>
            <text:p text:style-name="P5"><text:span text:style-name="T21"/></text:p>
            <text:p text:style-name="P5"><text:span text:style-name="T21">See also:</text:span></text:p>
            <text:p text:style-name="P1"><text:a xlink:type="simple" xlink:href="http://msdn.microsoft.com/en-us/library/ms256471(v=vs.110).aspx" office:name="XPath Syntax"><text:span text:style-name="T46">XPath Syntax</text:span></text:a></text:p>
            <text:p text:style-name="P1"><text:a xlink:type="simple" xlink:href="http://msdn.microsoft.com/en-us/library/ms256086(v=vs.110).aspx" office:name="XPath Examples"><text:span text:style-name="T46">XPath Examples</text:span></text:a></text:p>
          </table:table-cell>
          <table:covered-table-cell/>
          <table:covered-table-cell/>
          <table:covered-table-cell/>
        </table:table-row>
        <table:table-row>
          <table:table-cell table:style-name="Таблица1.A1" table:number-columns-spanned="4" office:value-type="string">
            <text:p text:style-name="P3"/>
            <text:p text:style-name="P3">Examples.</text:p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1"><text:span text:style-name="T10"/></text:p>
          </table:table-cell>
          <table:table-cell table:style-name="Таблица1.A3" office:value-type="string">
            <text:p text:style-name="P11"><text:span text:style-name="T9">Source </text:span><text:span text:style-name="T10">xml</text:span></text:p>
          </table:table-cell>
          <table:table-cell table:style-name="Таблица1.A3" office:value-type="string">
            <text:p text:style-name="P11"><text:span text:style-name="T9">Patch </text:span><text:span text:style-name="T10">xml</text:span></text:p>
          </table:table-cell>
          <table:table-cell table:style-name="Таблица1.D3" office:value-type="string">
            <text:p text:style-name="P11"><text:span text:style-name="T9">Result </text:span><text:span text:style-name="T10">xml</text:span></text:p>
          </table:table-cell>
        </table:table-row>
        <table:table-row>
          <table:table-cell table:style-name="Таблица1.A4" table:number-rows-spanned="2" office:value-type="string"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7"><text:span text:style-name="T43">M</text:span></text:p>
            <text:p text:style-name="P7"><text:span text:style-name="T43">e</text:span></text:p>
            <text:p text:style-name="P7"><text:span text:style-name="T43">r</text:span></text:p>
            <text:p text:style-name="P7"><text:span text:style-name="T43">g</text:span></text:p>
            <text:p text:style-name="P7"><text:span text:style-name="T43">e</text:span></text:p>
          </table:table-cell>
          <table:table-cell table:style-name="Таблица1.A4" office:value-type="string">
            <text:p text:style-name="P1"><text:span text:style-name="T2">&lt;</text:span><text:span text:style-name="T12">root</text:span><text:span text:style-name="T2">&gt;</text:span></text:p>
            <text:p text:style-name="P1"><text:span text:style-name="T1"><text:s text:c="2"/>&lt;</text:span><text:span text:style-name="T11">settings</text:span><text:span text:style-name="T1">&gt;</text:span></text:p>
            <text:p text:style-name="P1"><text:span text:style-name="T1"><text:s text:c="4"/>&lt;</text:span><text:span text:style-name="T11">node</text:span><text:span text:style-name="T1">/&gt;</text:span></text:p>
            <text:p text:style-name="P1"><text:span text:style-name="T1"><text:s text:c="4"/>&lt;</text:span><text:span text:style-name="T11">node</text:span><text:span text:style-name="T1">/&gt;</text:span></text:p>
            <text:p text:style-name="P1"><text:span text:style-name="T1"><text:s text:c="2"/>&lt;/</text:span><text:span text:style-name="T11">settings</text:span><text:span text:style-name="T1">&gt;</text:span></text:p>
            <text:p text:style-name="P1"><text:span text:style-name="T1"><text:s text:c="2"/>&lt;</text:span><text:span text:style-name="T11">settings2</text:span><text:span text:style-name="T1">&gt;</text:span></text:p>
            <text:p text:style-name="P1"><text:span text:style-name="T1"><text:s text:c="4"/>&lt;</text:span><text:span text:style-name="T13">node</text:span><text:span text:style-name="T1">/&gt;</text:span></text:p>
            <text:p text:style-name="P1"><text:span text:style-name="T1"><text:s text:c="4"/>&lt;</text:span><text:span text:style-name="T11">node</text:span><text:span text:style-name="T1">/&gt;</text:span></text:p>
            <text:p text:style-name="P1"><text:span text:style-name="T1"><text:s text:c="2"/>&lt;/</text:span><text:span text:style-name="T11">settings2</text:span><text:span text:style-name="T1">&gt;</text:span></text:p>
            <text:p text:style-name="P1"><text:span text:style-name="T1">&lt;/</text:span><text:span text:style-name="T11">root</text:span><text:span text:style-name="T1">&gt;</text:span></text:p>
          </table:table-cell>
          <table:table-cell table:style-name="Таблица1.A4" office:value-type="string">
            <text:p text:style-name="P1"><text:span text:style-name="T2">&lt;</text:span><text:span text:style-name="T12">root </text:span><text:span text:style-name="T30">xmlns:merge</text:span><text:span text:style-name="T33">="http://schemas.xmlpatch/mod/node/merge"</text:span><text:span text:style-name="T2">&gt;</text:span></text:p>
            <text:p text:style-name="P1"><text:span text:style-name="T1"><text:s text:c="2"/>&lt;</text:span><text:span text:style-name="T11">settings2</text:span><text:span text:style-name="T1">&gt;</text:span></text:p>
            <text:p text:style-name="P1"><text:span text:style-name="T1"><text:s text:c="4"/>&lt;</text:span><text:span text:style-name="T30">merge:</text:span><text:span text:style-name="T13">node </text:span><text:span text:style-name="T29">newattr</text:span><text:span text:style-name="T8">=</text:span><text:span text:style-name="T23">"</text:span><text:span text:style-name="T8">123</text:span><text:span text:style-name="T23">"</text:span><text:span text:style-name="T18"> </text:span><text:span text:style-name="T1">/&gt;</text:span></text:p>
            <text:p text:style-name="P1"><text:span text:style-name="T1"><text:s text:c="2"/>&lt;/</text:span><text:span text:style-name="T11">settings2</text:span><text:span text:style-name="T1">&gt;</text:span></text:p>
            <text:p text:style-name="P2"><text:span text:style-name="T1">&lt;/</text:span><text:span text:style-name="T11">root</text:span><text:span text:style-name="T1">&gt;</text:span></text:p>
          </table:table-cell>
          <table:table-cell table:style-name="Таблица1.D4" office:value-type="string">
            <text:p text:style-name="P1"><text:span text:style-name="T2">&lt;</text:span><text:span text:style-name="T12">root</text:span><text:span text:style-name="T2">&gt;</text:span></text:p>
            <text:p text:style-name="P1"><text:span text:style-name="T1"><text:s text:c="2"/>&lt;</text:span><text:span text:style-name="T11">settings</text:span><text:span text:style-name="T1">&gt;</text:span></text:p>
            <text:p text:style-name="P1"><text:span text:style-name="T1"><text:s text:c="4"/>&lt;</text:span><text:span text:style-name="T11">node</text:span><text:span text:style-name="T1">/&gt;</text:span></text:p>
            <text:p text:style-name="P1"><text:span text:style-name="T1"><text:s text:c="4"/>&lt;</text:span><text:span text:style-name="T11">node</text:span><text:span text:style-name="T1">/&gt;</text:span></text:p>
            <text:p text:style-name="P1"><text:span text:style-name="T1"><text:s text:c="2"/>&lt;/</text:span><text:span text:style-name="T11">settings</text:span><text:span text:style-name="T1">&gt;</text:span></text:p>
            <text:p text:style-name="P1"><text:span text:style-name="T1"><text:s text:c="2"/>&lt;</text:span><text:span text:style-name="T11">settings2</text:span><text:span text:style-name="T1">&gt;</text:span></text:p>
            <text:p text:style-name="P1"><text:span text:style-name="T1"><text:s text:c="4"/>&lt;</text:span><text:span text:style-name="T13">node </text:span><text:span text:style-name="T29">newattr</text:span><text:span text:style-name="T8">=</text:span><text:span text:style-name="T23">"</text:span><text:span text:style-name="T8">123</text:span><text:span text:style-name="T23">"</text:span><text:span text:style-name="T1">/&gt;</text:span></text:p>
            <text:p text:style-name="P1"><text:span text:style-name="T1"><text:s text:c="4"/>&lt;</text:span><text:span text:style-name="T11">node</text:span><text:span text:style-name="T1">/&gt;</text:span></text:p>
            <text:p text:style-name="P1"><text:span text:style-name="T1"><text:s text:c="2"/>&lt;/</text:span><text:span text:style-name="T11">settings2</text:span><text:span text:style-name="T1">&gt;</text:span></text:p>
            <text:p text:style-name="P1"><text:span text:style-name="T1">&lt;/</text:span><text:span text:style-name="T11">root</text:span><text:span text:style-name="T1">&gt;</text:span></text:p>
          </table:table-cell>
        </table:table-row>
        <table:table-row>
          <table:covered-table-cell/>
          <table:table-cell table:style-name="Таблица1.A4" office:value-type="string">
            <text:p text:style-name="P1"><text:span text:style-name="T1">&lt;</text:span><text:span text:style-name="T11">root</text:span><text:span text:style-name="T1">&gt;</text:span></text:p>
            <text:p text:style-name="P1"><text:span text:style-name="T1"><text:s text:c="2"/>&lt;</text:span><text:span text:style-name="T11">settings</text:span><text:span text:style-name="T1">&gt;</text:span></text:p>
            <text:p text:style-name="P1"><text:span text:style-name="T1"><text:s text:c="4"/>&lt;</text:span><text:span text:style-name="T11">node</text:span><text:span text:style-name="T1">/&gt;</text:span></text:p>
            <text:p text:style-name="P1"><text:span text:style-name="T1"><text:s text:c="4"/>&lt;</text:span><text:span text:style-name="T11">node</text:span><text:span text:style-name="T1">/&gt;</text:span></text:p>
            <text:p text:style-name="P1"><text:span text:style-name="T1"><text:s text:c="2"/>&lt;/</text:span><text:span text:style-name="T11">settings</text:span><text:span text:style-name="T1">&gt;</text:span></text:p>
            <text:p text:style-name="P1"><text:span text:style-name="T1"><text:s text:c="2"/>&lt;</text:span><text:span text:style-name="T11">settings2</text:span><text:span text:style-name="T1">&gt;</text:span></text:p>
            <text:p text:style-name="P1"><text:span text:style-name="T1"><text:s text:c="4"/>&lt;</text:span><text:span text:style-name="T11">node</text:span><text:span text:style-name="T1">/&gt;</text:span></text:p>
            <text:p text:style-name="P1"><text:span text:style-name="T1"><text:s text:c="4"/>&lt;</text:span><text:span text:style-name="T13">node</text:span><text:span text:style-name="T1"> </text:span><text:span text:style-name="T27">attr</text:span><text:span text:style-name="T3">=</text:span><text:span text:style-name="T19">"val"</text:span><text:span text:style-name="T17"> </text:span><text:span text:style-name="T1">/&gt;</text:span></text:p>
            <text:p text:style-name="P1"><text:span text:style-name="T1"><text:s text:c="4"/>&lt;</text:span><text:span text:style-name="T11">node</text:span><text:span text:style-name="T1">/&gt;</text:span></text:p>
            <text:p text:style-name="P1"><text:span text:style-name="T1"><text:s text:c="2"/>&lt;/</text:span><text:span text:style-name="T11">settings2</text:span><text:span text:style-name="T1">&gt;</text:span></text:p>
            <text:p text:style-name="P1"><text:span text:style-name="T1">&lt;/</text:span><text:span text:style-name="T11">root</text:span><text:span text:style-name="T1">&gt;</text:span></text:p>
          </table:table-cell>
          <table:table-cell table:style-name="Таблица1.A4" office:value-type="string">
            <text:p text:style-name="P1"><text:span text:style-name="T1">&lt;</text:span><text:span text:style-name="T11">root</text:span><text:span text:style-name="T1"> </text:span><text:span text:style-name="T26">xmlns:patch</text:span><text:span text:style-name="T1">=</text:span><text:span text:style-name="T17">"</text:span><text:span text:style-name="T1">http://schemas.xmlpatch</text:span><text:span text:style-name="T17">"</text:span><text:span text:style-name="T1">&gt;</text:span></text:p>
            <text:p text:style-name="P1"><text:span text:style-name="T1"><text:s text:c="2"/>&lt;</text:span><text:span text:style-name="T11">settings2</text:span><text:span text:style-name="T1">&gt;</text:span></text:p>
            <text:p text:style-name="P1"><text:span text:style-name="T1"><text:s text:c="4"/>&lt;</text:span><text:span text:style-name="T13">node</text:span><text:span text:style-name="T1"> </text:span><text:span text:style-name="T26">patch:find</text:span><text:span text:style-name="T1">=</text:span><text:span text:style-name="T17">"</text:span><text:span text:style-name="T1">node[@attr='val']</text:span><text:span text:style-name="T17">"</text:span><text:span text:style-name="T1"> </text:span></text:p>
            <text:p text:style-name="P1"><text:span text:style-name="T3"><text:s text:c="10"/></text:span><text:span text:style-name="T27">newattr</text:span><text:span text:style-name="T1">=</text:span><text:span text:style-name="T17">"</text:span><text:span text:style-name="T1">123</text:span><text:span text:style-name="T17">"</text:span><text:span text:style-name="T1">&gt;</text:span><text:span text:style-name="T38">newvalue</text:span><text:span text:style-name="T1">&lt;/</text:span><text:span text:style-name="T11">node</text:span><text:span text:style-name="T1">&gt;</text:span></text:p>
            <text:p text:style-name="P1"><text:span text:style-name="T1"><text:s text:c="2"/>&lt;/</text:span><text:span text:style-name="T11">settings2</text:span><text:span text:style-name="T1">&gt;</text:span></text:p>
            <text:p text:style-name="P1"><text:span text:style-name="T1">&lt;/</text:span><text:span text:style-name="T11">root</text:span><text:span text:style-name="T1">&gt;</text:span></text:p>
            <text:p text:style-name="P1"><text:span text:style-name="T1"><text:s text:c="17"/></text:span><text:span text:style-name="T20">or</text:span></text:p>
            <text:p text:style-name="P1"><text:span text:style-name="T1">&lt;</text:span><text:span text:style-name="T11">root</text:span><text:span text:style-name="T1"> </text:span><text:span text:style-name="T26">xmlns:key</text:span><text:span text:style-name="T1">=</text:span><text:span text:style-name="T17">"</text:span><text:span text:style-name="T1">http://schemas.xmlpatch/mod/attr/key</text:span><text:span text:style-name="T17">"</text:span><text:span text:style-name="T1">&gt;</text:span></text:p>
            <text:p text:style-name="P1"><text:span text:style-name="T1"><text:s text:c="2"/>&lt;</text:span><text:span text:style-name="T11">settings2</text:span><text:span text:style-name="T1">&gt;</text:span></text:p>
            <text:p text:style-name="P1"><text:span text:style-name="T1"><text:s text:c="4"/>&lt;</text:span><text:span text:style-name="T13">node</text:span><text:span text:style-name="T1"> </text:span><text:span text:style-name="T26">key:</text:span><text:span text:style-name="T27">attr</text:span><text:span text:style-name="T3">=</text:span><text:span text:style-name="T19">"val"</text:span><text:span text:style-name="T1"> </text:span></text:p>
            <text:p text:style-name="P1"><text:span text:style-name="T3"><text:s text:c="10"/></text:span><text:span text:style-name="T27">newattr</text:span><text:span text:style-name="T1">=</text:span><text:span text:style-name="T17">"</text:span><text:span text:style-name="T1">123</text:span><text:span text:style-name="T17">"</text:span><text:span text:style-name="T1">&gt;</text:span><text:span text:style-name="T38">newvalue</text:span><text:span text:style-name="T1">&lt;/</text:span><text:span text:style-name="T11">node</text:span><text:span text:style-name="T1">&gt;</text:span></text:p>
            <text:p text:style-name="P1"><text:span text:style-name="T1"><text:s text:c="2"/>&lt;/</text:span><text:span text:style-name="T11">settings2</text:span><text:span text:style-name="T1">&gt;</text:span></text:p>
            <text:p text:style-name="P1"><text:span text:style-name="T3">&lt;/</text:span><text:span text:style-name="T14">root</text:span><text:span text:style-name="T3">&gt;</text:span></text:p>
          </table:table-cell>
          <table:table-cell table:style-name="Таблица1.D4" office:value-type="string">
            <text:p text:style-name="P1"><text:span text:style-name="T1">&lt;</text:span><text:span text:style-name="T11">root</text:span><text:span text:style-name="T1">&gt;</text:span></text:p>
            <text:p text:style-name="P1"><text:span text:style-name="T1"><text:s text:c="2"/>&lt;</text:span><text:span text:style-name="T11">settings</text:span><text:span text:style-name="T1">&gt;</text:span></text:p>
            <text:p text:style-name="P1"><text:span text:style-name="T1"><text:s text:c="4"/>&lt;</text:span><text:span text:style-name="T11">node</text:span><text:span text:style-name="T1">/&gt;</text:span></text:p>
            <text:p text:style-name="P1"><text:span text:style-name="T1"><text:s text:c="4"/>&lt;</text:span><text:span text:style-name="T11">node</text:span><text:span text:style-name="T1">/&gt;</text:span></text:p>
            <text:p text:style-name="P1"><text:span text:style-name="T1"><text:s text:c="2"/>&lt;/</text:span><text:span text:style-name="T11">settings</text:span><text:span text:style-name="T1">&gt;</text:span></text:p>
            <text:p text:style-name="P1"><text:span text:style-name="T1"><text:s text:c="2"/>&lt;</text:span><text:span text:style-name="T11">settings2</text:span><text:span text:style-name="T1">&gt;</text:span></text:p>
            <text:p text:style-name="P1"><text:span text:style-name="T1"><text:s text:c="4"/>&lt;</text:span><text:span text:style-name="T11">node</text:span><text:span text:style-name="T1">/&gt;</text:span></text:p>
            <text:p text:style-name="P1"><text:span text:style-name="T1"><text:s text:c="4"/>&lt;</text:span><text:span text:style-name="T13">node</text:span><text:span text:style-name="T1"> </text:span><text:span text:style-name="T26">attr</text:span><text:span text:style-name="T1">=</text:span><text:span text:style-name="T17">"</text:span><text:span text:style-name="T1">val</text:span><text:span text:style-name="T17">"</text:span><text:span text:style-name="T1"> </text:span><text:span text:style-name="T26">newattr</text:span><text:span text:style-name="T1">=</text:span><text:span text:style-name="T17">"</text:span><text:span text:style-name="T1">123</text:span><text:span text:style-name="T17">"</text:span><text:span text:style-name="T1">&gt;</text:span><text:span text:style-name="T17">newvalue</text:span><text:span text:style-name="T1">&lt;/</text:span><text:span text:style-name="T11">node</text:span><text:span text:style-name="T1">&gt;</text:span></text:p>
            <text:p text:style-name="P1"><text:span text:style-name="T1"><text:s text:c="4"/>&lt;</text:span><text:span text:style-name="T11">node</text:span><text:span text:style-name="T1">/&gt;</text:span></text:p>
            <text:p text:style-name="P1"><text:span text:style-name="T1"><text:s text:c="2"/>&lt;/</text:span><text:span text:style-name="T11">settings2</text:span><text:span text:style-name="T1">&gt;</text:span></text:p>
            <text:p text:style-name="P1"><text:span text:style-name="T1">&lt;/</text:span><text:span text:style-name="T11">root</text:span><text:span text:style-name="T1">&gt;</text:span></text:p>
          </table:table-cell>
        </table:table-row>
        <table:table-row>
          <table:table-cell table:style-name="Таблица1.A4" office:value-type="string">
            <text:p text:style-name="P6"><text:span text:style-name="T42"/></text:p>
            <text:p text:style-name="P6"><text:span text:style-name="T42"/></text:p>
            <text:p text:style-name="P6"><text:span text:style-name="T42"/></text:p>
            <text:p text:style-name="P6"><text:span text:style-name="T42"/></text:p>
            <text:p text:style-name="P6"><text:span text:style-name="T42"/></text:p>
            <text:p text:style-name="P6"><text:span text:style-name="T42"/></text:p>
            <text:p text:style-name="P7"><text:span text:style-name="T43">R</text:span></text:p>
            <text:p text:style-name="P7"><text:span text:style-name="T43">e</text:span></text:p>
            <text:p text:style-name="P7"><text:span text:style-name="T43">m</text:span></text:p>
            <text:p text:style-name="P7"><text:span text:style-name="T43">o</text:span></text:p>
            <text:p text:style-name="P7"><text:span text:style-name="T43">v</text:span></text:p>
            <text:p text:style-name="P7"><text:span text:style-name="T43">e</text:span></text:p>
          </table:table-cell>
          <table:table-cell table:style-name="Таблица1.A4" office:value-type="string">
            <text:p text:style-name="P1"><text:span text:style-name="T1">&lt;</text:span><text:span text:style-name="T14">root</text:span><text:span text:style-name="T1">&gt;</text:span></text:p>
            <text:p text:style-name="P1"><text:span text:style-name="T1"><text:s text:c="2"/>&lt;</text:span><text:span text:style-name="T11">settings</text:span><text:span text:style-name="T1">&gt;</text:span></text:p>
            <text:p text:style-name="P1"><text:span text:style-name="T1"><text:s text:c="4"/>&lt;</text:span><text:span text:style-name="T11">node</text:span><text:span text:style-name="T1">/&gt;</text:span></text:p>
            <text:p text:style-name="P1"><text:span text:style-name="T1"><text:s text:c="4"/>&lt;</text:span><text:span text:style-name="T11">node</text:span><text:span text:style-name="T1">/&gt;</text:span></text:p>
            <text:p text:style-name="P1"><text:span text:style-name="T1"><text:s text:c="2"/>&lt;/</text:span><text:span text:style-name="T11">settings</text:span><text:span text:style-name="T1">&gt;</text:span></text:p>
            <text:p text:style-name="P1"><text:span text:style-name="T1"><text:s text:c="2"/>&lt;</text:span><text:span text:style-name="T11">settings2</text:span><text:span text:style-name="T1">&gt;</text:span></text:p>
            <text:p text:style-name="P1"><text:span text:style-name="T1"><text:s text:c="4"/>&lt;</text:span><text:span text:style-name="T11">node</text:span><text:span text:style-name="T1">/&gt;</text:span></text:p>
            <text:p text:style-name="P1"><text:span text:style-name="T1"><text:s text:c="4"/>&lt;</text:span><text:span text:style-name="T13">newnode</text:span><text:span text:style-name="T1">/&gt;</text:span></text:p>
            <text:p text:style-name="P1"><text:span text:style-name="T1"><text:s text:c="4"/>&lt;</text:span><text:span text:style-name="T13">newnode</text:span><text:span text:style-name="T1">/&gt;</text:span></text:p>
            <text:p text:style-name="P1"><text:span text:style-name="T1"><text:s text:c="2"/>&lt;/</text:span><text:span text:style-name="T11">settings2</text:span><text:span text:style-name="T1">&gt;</text:span></text:p>
            <text:p text:style-name="P1"><text:span text:style-name="T1">&lt;/</text:span><text:span text:style-name="T11">root</text:span><text:span text:style-name="T1">&gt;</text:span></text:p>
          </table:table-cell>
          <table:table-cell table:style-name="Таблица1.A4" office:value-type="string">
            <text:p text:style-name="P1"><text:span text:style-name="T1">&lt;</text:span><text:span text:style-name="T11">root</text:span><text:span text:style-name="T1"> </text:span><text:span text:style-name="T26">xmlns:patch</text:span><text:span text:style-name="T1">=</text:span><text:span text:style-name="T17">"</text:span><text:bookmark-start text:name="__DdeLink__12_142566352"/><text:span text:style-name="T1">http://schemas.xmlpatch</text:span><text:bookmark-end text:name="__DdeLink__12_142566352"/><text:span text:style-name="T17">"</text:span><text:span text:style-name="T1">&gt;</text:span></text:p>
            <text:p text:style-name="P1"><text:span text:style-name="T1"><text:s text:c="2"/>&lt;</text:span><text:span text:style-name="T11">settings2</text:span><text:span text:style-name="T1">&gt;</text:span></text:p>
            <text:p text:style-name="P1"><text:span text:style-name="T1"><text:s text:c="4"/>&lt;</text:span><text:span text:style-name="T13">newnode</text:span><text:span text:style-name="T1"> </text:span><text:span text:style-name="T26">patch:action</text:span><text:span text:style-name="T1">=</text:span><text:span text:style-name="T17">"</text:span><text:span text:style-name="T1">remove</text:span><text:span text:style-name="T17">"</text:span><text:span text:style-name="T1"> /&gt;</text:span></text:p>
            <text:p text:style-name="P1"><text:span text:style-name="T1"><text:s text:c="4"/>&lt;</text:span><text:span text:style-name="T13">newnode</text:span><text:span text:style-name="T1"> </text:span><text:span text:style-name="T26">patch:action</text:span><text:span text:style-name="T1">=</text:span><text:span text:style-name="T17">"</text:span><text:span text:style-name="T1">remove</text:span><text:span text:style-name="T17">"</text:span><text:span text:style-name="T1"> /&gt;</text:span></text:p>
            <text:p text:style-name="P1"><text:span text:style-name="T1"><text:s text:c="2"/>&lt;/</text:span><text:span text:style-name="T11">settings2</text:span><text:span text:style-name="T1">&gt;</text:span></text:p>
            <text:p text:style-name="P1"><text:span text:style-name="T1">&lt;/</text:span><text:span text:style-name="T11">root</text:span><text:span text:style-name="T1">&gt;</text:span></text:p>
            <text:p text:style-name="P1"><text:span text:style-name="T1"><text:s text:c="18"/></text:span><text:span text:style-name="T20">or</text:span></text:p>
            <text:p text:style-name="P1"><text:span text:style-name="T1">&lt;</text:span><text:span text:style-name="T11">root</text:span><text:span text:style-name="T1"> </text:span><text:span text:style-name="T26">xmlns:</text:span><text:span text:style-name="T27">remove</text:span><text:span text:style-name="T1">=</text:span><text:span text:style-name="T17">"</text:span><text:span text:style-name="T1">http://schemas.xmlpatch/</text:span><text:span text:style-name="T3">mod/node/remove</text:span><text:span text:style-name="T17">"</text:span><text:span text:style-name="T1">&gt;</text:span></text:p>
            <text:p text:style-name="P1"><text:span text:style-name="T1"><text:s text:c="2"/>&lt;</text:span><text:span text:style-name="T11">settings2</text:span><text:span text:style-name="T1">&gt;</text:span></text:p>
            <text:p text:style-name="P1"><text:span text:style-name="T1"><text:s text:c="4"/>&lt;</text:span><text:span text:style-name="T16">remove:</text:span><text:span text:style-name="T15">newnode</text:span><text:span text:style-name="T1"> /&gt;</text:span></text:p>
            <text:p text:style-name="P1"><text:span text:style-name="T1"><text:s text:c="4"/>&lt;</text:span><text:span text:style-name="T16">remove:</text:span><text:span text:style-name="T15">newnode</text:span><text:span text:style-name="T1"> /&gt;</text:span></text:p>
            <text:p text:style-name="P1"><text:span text:style-name="T1"><text:s text:c="2"/>&lt;/</text:span><text:span text:style-name="T11">settings2</text:span><text:span text:style-name="T1">&gt;</text:span></text:p>
            <text:p text:style-name="P1"><text:span text:style-name="T3">&lt;/</text:span><text:span text:style-name="T14">root</text:span><text:span text:style-name="T3">&gt;</text:span></text:p>
            <text:p text:style-name="P1"><text:span text:style-name="T3"><text:s text:c="18"/></text:span><text:span text:style-name="T39">or</text:span></text:p>
            <text:p text:style-name="P1"><text:span text:style-name="T1">&lt;</text:span><text:span text:style-name="T11">root</text:span><text:span text:style-name="T1"> </text:span><text:span text:style-name="T26">xmlns:</text:span><text:span text:style-name="T27">removeAll</text:span><text:span text:style-name="T1">=</text:span><text:span text:style-name="T17">"</text:span><text:span text:style-name="T1">http://schemas.xmlpatch/</text:span><text:span text:style-name="T3">mod/node/removeall</text:span><text:span text:style-name="T17">"</text:span><text:span text:style-name="T1">&gt;</text:span></text:p>
            <text:p text:style-name="P1"><text:span text:style-name="T1"><text:s text:c="2"/>&lt;</text:span><text:span text:style-name="T11">settings2</text:span><text:span text:style-name="T1">&gt;</text:span></text:p>
            <text:p text:style-name="P1"><text:span text:style-name="T1"><text:s text:c="4"/>&lt;</text:span><text:span text:style-name="T16">removeAll:</text:span><text:span text:style-name="T15">newnode</text:span><text:span text:style-name="T1"> /&gt;</text:span></text:p>
            <text:p text:style-name="P1"><text:span text:style-name="T1"><text:s text:c="2"/>&lt;/</text:span><text:span text:style-name="T11">settings2</text:span><text:span text:style-name="T1">&gt;</text:span></text:p>
            <text:p text:style-name="P1"><text:span text:style-name="T3">&lt;/</text:span><text:span text:style-name="T14">root</text:span><text:span text:style-name="T3">&gt;</text:span></text:p>
          </table:table-cell>
          <table:table-cell table:style-name="Таблица1.D4" office:value-type="string">
            <text:p text:style-name="P1"><text:span text:style-name="T1">&lt;</text:span><text:span text:style-name="T11">root</text:span><text:span text:style-name="T1">&gt;</text:span></text:p>
            <text:p text:style-name="P1"><text:span text:style-name="T1"><text:s text:c="2"/>&lt;</text:span><text:span text:style-name="T11">settings</text:span><text:span text:style-name="T1">&gt;</text:span></text:p>
            <text:p text:style-name="P1"><text:span text:style-name="T1"><text:s text:c="4"/>&lt;</text:span><text:span text:style-name="T11">node</text:span><text:span text:style-name="T1">/&gt;</text:span></text:p>
            <text:p text:style-name="P1"><text:span text:style-name="T1"><text:s text:c="4"/>&lt;</text:span><text:span text:style-name="T11">node</text:span><text:span text:style-name="T1">/&gt;</text:span></text:p>
            <text:p text:style-name="P1"><text:span text:style-name="T1"><text:s text:c="2"/>&lt;/</text:span><text:span text:style-name="T11">settings</text:span><text:span text:style-name="T1">&gt;</text:span></text:p>
            <text:p text:style-name="P1"><text:span text:style-name="T1"><text:s text:c="2"/>&lt;</text:span><text:span text:style-name="T11">settings2</text:span><text:span text:style-name="T1">&gt;</text:span></text:p>
            <text:p text:style-name="P1"><text:span text:style-name="T1"><text:s text:c="4"/>&lt;</text:span><text:span text:style-name="T11">node</text:span><text:span text:style-name="T1">/&gt;</text:span></text:p>
            <text:p text:style-name="P1"><text:span text:style-name="T1"><text:s text:c="2"/>&lt;/</text:span><text:span text:style-name="T11">settings2</text:span><text:span text:style-name="T1">&gt;</text:span></text:p>
            <text:p text:style-name="P1"><text:span text:style-name="T1">&lt;/</text:span><text:span text:style-name="T11">root</text:span><text:span text:style-name="T1">&gt;</text:span></text:p>
          </table:table-cell>
        </table:table-row>
        <table:table-row>
          <table:table-cell table:style-name="Таблица1.A4" table:number-rows-spanned="3" office:value-type="string">
            <text:p text:style-name="P7"><text:span text:style-name="T43"/></text:p>
            <text:p text:style-name="P7"><text:span text:style-name="T43"/></text:p>
            <text:p text:style-name="P7"><text:span text:style-name="T43"/></text:p>
            <text:p text:style-name="P7"><text:span text:style-name="T43"/></text:p>
            <text:p text:style-name="P7"><text:span text:style-name="T43"/></text:p>
            <text:p text:style-name="P7"><text:span text:style-name="T43"/></text:p>
            <text:p text:style-name="P7"><text:span text:style-name="T43"/></text:p>
            <text:p text:style-name="P7"><text:span text:style-name="T43"/></text:p>
            <text:p text:style-name="P7"><text:span text:style-name="T43"/></text:p>
            <text:p text:style-name="P7"><text:span text:style-name="T43"/></text:p>
            <text:p text:style-name="P7"><text:span text:style-name="T43">Create</text:span></text:p>
          </table:table-cell>
          <table:table-cell table:style-name="Таблица1.A4" office:value-type="string">
            <text:p text:style-name="P1"><text:span text:style-name="T2">&lt;</text:span><text:span text:style-name="T12">root</text:span><text:span text:style-name="T2">&gt;</text:span></text:p>
            <text:p text:style-name="P1"><text:span text:style-name="T1"><text:s text:c="2"/>&lt;</text:span><text:span text:style-name="T11">settings</text:span><text:span text:style-name="T1">&gt;</text:span></text:p>
            <text:p text:style-name="P1"><text:span text:style-name="T1"><text:s text:c="4"/>&lt;</text:span><text:span text:style-name="T11">node</text:span><text:span text:style-name="T1">/&gt;</text:span></text:p>
            <text:p text:style-name="P1"><text:span text:style-name="T1"><text:s text:c="4"/>&lt;</text:span><text:span text:style-name="T11">node</text:span><text:span text:style-name="T1">/&gt;</text:span></text:p>
            <text:p text:style-name="P1"><text:span text:style-name="T1"><text:s text:c="2"/>&lt;/</text:span><text:span text:style-name="T11">settings</text:span><text:span text:style-name="T1">&gt;</text:span></text:p>
            <text:p text:style-name="P1"><text:span text:style-name="T1"><text:s text:c="2"/>&lt;</text:span><text:span text:style-name="T11">settings2</text:span><text:span text:style-name="T1">&gt;</text:span></text:p>
            <text:p text:style-name="P1"><text:span text:style-name="T1"><text:s text:c="4"/>&lt;</text:span><text:span text:style-name="T11">node</text:span><text:span text:style-name="T1">/&gt;</text:span></text:p>
            <text:p text:style-name="P1"><text:span text:style-name="T1"><text:s text:c="2"/>&lt;/</text:span><text:span text:style-name="T11">settings2</text:span><text:span text:style-name="T1">&gt;</text:span></text:p>
            <text:p text:style-name="P1"><text:span text:style-name="T1">&lt;/</text:span><text:span text:style-name="T11">root</text:span><text:span text:style-name="T1">&gt;</text:span><text:bookmark text:name="__DdeLink__0_142566352111"/></text:p>
          </table:table-cell>
          <table:table-cell table:style-name="Таблица1.A4" office:value-type="string">
            <text:p text:style-name="P1"><text:span text:style-name="T2">&lt;</text:span><text:span text:style-name="T12">root </text:span><text:span text:style-name="T30">xmlns:patch</text:span><text:span text:style-name="T33">="http://schemas.xmlpatch"</text:span><text:span text:style-name="T2">&gt;</text:span></text:p>
            <text:p text:style-name="P1"><text:span text:style-name="T1"><text:s text:c="2"/>&lt;</text:span><text:span text:style-name="T11">settings2</text:span><text:span text:style-name="T1">&gt;</text:span></text:p>
            <text:p text:style-name="P1"><text:span text:style-name="T1"><text:s text:c="4"/>&lt;</text:span><text:span text:style-name="T13">newnode </text:span><text:span text:style-name="T31">patch:action</text:span><text:span text:style-name="T35">="</text:span><text:span text:style-name="T36">merge</text:span><text:span text:style-name="T35">"</text:span><text:span text:style-name="T18"> </text:span><text:span text:style-name="T1">/&gt;</text:span></text:p>
            <text:p text:style-name="P1"><text:span text:style-name="T1"><text:s text:c="2"/>&lt;/</text:span><text:span text:style-name="T11">settings2</text:span><text:span text:style-name="T1">&gt;</text:span></text:p>
            <text:p text:style-name="P1"><text:span text:style-name="T1">&lt;/</text:span><text:span text:style-name="T11">root</text:span><text:span text:style-name="T1">&gt;</text:span></text:p>
            <text:p text:style-name="P2"><text:span text:style-name="T1"><text:s text:c="18"/></text:span><text:span text:style-name="T40">or</text:span></text:p>
            <text:p text:style-name="P1"><text:span text:style-name="T2">&lt;</text:span><text:span text:style-name="T12">root </text:span><text:span text:style-name="T30">xmlns:merge</text:span><text:span text:style-name="T33">="http://schemas.xmlpatch/mod/node/merge"</text:span><text:span text:style-name="T2">&gt;</text:span></text:p>
            <text:p text:style-name="P1"><text:span text:style-name="T1"><text:s text:c="2"/>&lt;</text:span><text:span text:style-name="T11">settings2</text:span><text:span text:style-name="T1">&gt;</text:span></text:p>
            <text:p text:style-name="P1"><text:span text:style-name="T1"><text:s text:c="4"/>&lt;</text:span><text:span text:style-name="T30">merge:</text:span><text:span text:style-name="T13">newnode</text:span><text:span text:style-name="T18"> </text:span><text:span text:style-name="T1">/&gt;</text:span></text:p>
            <text:p text:style-name="P1"><text:span text:style-name="T1"><text:s text:c="2"/>&lt;/</text:span><text:span text:style-name="T11">settings2</text:span><text:span text:style-name="T1">&gt;</text:span></text:p>
            <text:p text:style-name="P2"><text:span text:style-name="T1">&lt;/</text:span><text:span text:style-name="T11">root</text:span><text:span text:style-name="T1">&gt;</text:span></text:p>
          </table:table-cell>
          <table:table-cell table:style-name="Таблица1.D4" office:value-type="string">
            <text:p text:style-name="P1"><text:span text:style-name="T2">&lt;</text:span><text:span text:style-name="T12">root</text:span><text:span text:style-name="T2">&gt;</text:span></text:p>
            <text:p text:style-name="P1"><text:span text:style-name="T1"><text:s text:c="2"/>&lt;</text:span><text:span text:style-name="T11">settings</text:span><text:span text:style-name="T1">&gt;</text:span></text:p>
            <text:p text:style-name="P1"><text:span text:style-name="T1"><text:s text:c="4"/>&lt;</text:span><text:span text:style-name="T11">node</text:span><text:span text:style-name="T1">/&gt;</text:span></text:p>
            <text:p text:style-name="P1"><text:span text:style-name="T1"><text:s text:c="4"/>&lt;</text:span><text:span text:style-name="T11">node</text:span><text:span text:style-name="T1">/&gt;</text:span></text:p>
            <text:p text:style-name="P1"><text:span text:style-name="T1"><text:s text:c="2"/>&lt;/</text:span><text:span text:style-name="T11">settings</text:span><text:span text:style-name="T1">&gt;</text:span></text:p>
            <text:p text:style-name="P1"><text:span text:style-name="T1"><text:s text:c="2"/>&lt;</text:span><text:span text:style-name="T11">settings2</text:span><text:span text:style-name="T1">&gt;</text:span></text:p>
            <text:p text:style-name="P1"><text:span text:style-name="T1"><text:s text:c="4"/>&lt;</text:span><text:span text:style-name="T11">node</text:span><text:span text:style-name="T1">/&gt;</text:span></text:p>
            <text:p text:style-name="P1"><text:span text:style-name="T1"><text:s text:c="4"/>&lt;</text:span><text:span text:style-name="T13">newnode</text:span><text:span text:style-name="T1">/&gt;</text:span></text:p>
            <text:p text:style-name="P1"><text:span text:style-name="T1"><text:s text:c="2"/>&lt;/</text:span><text:span text:style-name="T11">settings2</text:span><text:span text:style-name="T1">&gt;</text:span></text:p>
            <text:p text:style-name="P1"><text:span text:style-name="T1">&lt;/</text:span><text:span text:style-name="T11">root</text:span><text:span text:style-name="T1">&gt;</text:span></text:p>
          </table:table-cell>
        </table:table-row>
        <table:table-row>
          <table:covered-table-cell/>
          <table:table-cell table:style-name="Таблица1.A4" office:value-type="string">
            <text:p text:style-name="P1"><text:span text:style-name="T1">&lt;</text:span><text:span text:style-name="T11">root</text:span><text:span text:style-name="T1">&gt;</text:span></text:p>
            <text:p text:style-name="P1"><text:span text:style-name="T1"><text:s text:c="2"/>&lt;</text:span><text:span text:style-name="T11">settings</text:span><text:span text:style-name="T1">&gt;</text:span></text:p>
            <text:p text:style-name="P1"><text:span text:style-name="T1"><text:s text:c="4"/>&lt;</text:span><text:span text:style-name="T11">node</text:span><text:span text:style-name="T1">/&gt;</text:span></text:p>
            <text:p text:style-name="P1"><text:span text:style-name="T1"><text:s text:c="4"/>&lt;</text:span><text:span text:style-name="T11">node</text:span><text:span text:style-name="T1">/&gt;</text:span></text:p>
            <text:p text:style-name="P1"><text:span text:style-name="T1"><text:s text:c="2"/>&lt;/</text:span><text:span text:style-name="T11">settings</text:span><text:span text:style-name="T1">&gt;</text:span></text:p>
            <text:p text:style-name="P1"><text:span text:style-name="T1"><text:s text:c="2"/>&lt;</text:span><text:span text:style-name="T11">settings2</text:span><text:span text:style-name="T1">&gt;</text:span></text:p>
            <text:p text:style-name="P1"><text:span text:style-name="T1"><text:s text:c="4"/>&lt;</text:span><text:span text:style-name="T11">node</text:span><text:span text:style-name="T1">/&gt;</text:span></text:p>
            <text:p text:style-name="P1"><text:span text:style-name="T1"><text:s text:c="4"/>&lt;</text:span><text:span text:style-name="T11">node</text:span><text:span text:style-name="T1">/&gt;</text:span></text:p>
            <text:p text:style-name="P1"><text:span text:style-name="T1"><text:s text:c="2"/>&lt;/</text:span><text:span text:style-name="T11">settings2</text:span><text:span text:style-name="T1">&gt;</text:span></text:p>
            <text:p text:style-name="P1"><text:span text:style-name="T1">&lt;/</text:span><text:span text:style-name="T11">root</text:span><text:span text:style-name="T1">&gt;</text:span></text:p>
          </table:table-cell>
          <table:table-cell table:style-name="Таблица1.A4" office:value-type="string">
            <text:p text:style-name="P1"><text:span text:style-name="T1">&lt;</text:span><text:span text:style-name="T11">root</text:span><text:span text:style-name="T1"> </text:span><text:span text:style-name="T30">xmlns:patch</text:span><text:span text:style-name="T33">="</text:span><text:a xlink:type="simple" xlink:href="http://schemas.xmlpatch/"><text:span text:style-name="T34">http://schemas.xmlpatch</text:span></text:a><text:span text:style-name="T33">" </text:span></text:p>
            <text:p text:style-name="P1"><text:span text:style-name="T33"><text:s text:c="6"/></text:span><text:span text:style-name="T26">xmlns:key</text:span><text:span text:style-name="T1">=</text:span><text:span text:style-name="T17">"</text:span><text:span text:style-name="T1">http://schemas.xmlpatch/mod/attr/key</text:span><text:span text:style-name="T17">"</text:span><text:span text:style-name="T1">&gt;</text:span></text:p>
            <text:p text:style-name="P1"><text:span text:style-name="T1"><text:s text:c="2"/>&lt;</text:span><text:span text:style-name="T11">settings2</text:span><text:span text:style-name="T1">&gt;</text:span></text:p>
            <text:p text:style-name="P1"><text:span text:style-name="T1"><text:s text:c="4"/>&lt;</text:span><text:span text:style-name="T13">node</text:span><text:span text:style-name="T1"> </text:span><text:span text:style-name="T26">key:</text:span><text:span text:style-name="T27">attr</text:span><text:span text:style-name="T3">=</text:span><text:span text:style-name="T19">"val"</text:span><text:span text:style-name="T1"> </text:span></text:p>
            <text:p text:style-name="P1"><text:span text:style-name="T3"><text:s text:c="10"/></text:span><text:span text:style-name="T27">newattr</text:span><text:span text:style-name="T1">=</text:span><text:span text:style-name="T17">"</text:span><text:span text:style-name="T1">123</text:span><text:span text:style-name="T17">" </text:span></text:p>
            <text:p text:style-name="P1"><text:span text:style-name="T19"><text:s text:c="10"/></text:span><text:span text:style-name="T32">patch:create</text:span><text:span text:style-name="T37">="append&gt;."</text:span><text:span text:style-name="T1">&gt;</text:span><text:span text:style-name="T38">newvalue</text:span><text:span text:style-name="T1">&lt;/</text:span><text:span text:style-name="T11">node</text:span><text:span text:style-name="T1">&gt;</text:span></text:p>
            <text:p text:style-name="P1"><text:span text:style-name="T1"><text:s text:c="2"/>&lt;/</text:span><text:span text:style-name="T11">settings2</text:span><text:span text:style-name="T1">&gt;</text:span></text:p>
            <text:p text:style-name="P1"><text:span text:style-name="T3">&lt;/</text:span><text:span text:style-name="T14">root</text:span><text:span text:style-name="T3">&gt;</text:span></text:p>
          </table:table-cell>
          <table:table-cell table:style-name="Таблица1.D4" office:value-type="string">
            <text:p text:style-name="P1"><text:span text:style-name="T1">&lt;</text:span><text:span text:style-name="T11">root</text:span><text:span text:style-name="T1">&gt;</text:span></text:p>
            <text:p text:style-name="P1"><text:span text:style-name="T1"><text:s text:c="2"/>&lt;</text:span><text:span text:style-name="T11">settings</text:span><text:span text:style-name="T1">&gt;</text:span></text:p>
            <text:p text:style-name="P1"><text:span text:style-name="T1"><text:s text:c="4"/>&lt;</text:span><text:span text:style-name="T11">node</text:span><text:span text:style-name="T1">/&gt;</text:span></text:p>
            <text:p text:style-name="P1"><text:span text:style-name="T1"><text:s text:c="4"/>&lt;</text:span><text:span text:style-name="T11">node</text:span><text:span text:style-name="T1">/&gt;</text:span></text:p>
            <text:p text:style-name="P1"><text:span text:style-name="T1"><text:s text:c="2"/>&lt;/</text:span><text:span text:style-name="T11">settings</text:span><text:span text:style-name="T1">&gt;</text:span></text:p>
            <text:p text:style-name="P1"><text:span text:style-name="T1"><text:s text:c="2"/>&lt;</text:span><text:span text:style-name="T11">settings2</text:span><text:span text:style-name="T1">&gt;</text:span></text:p>
            <text:p text:style-name="P1"><text:span text:style-name="T1"><text:s text:c="4"/>&lt;</text:span><text:span text:style-name="T11">node</text:span><text:span text:style-name="T1">/&gt;</text:span></text:p>
            <text:p text:style-name="P1"><text:span text:style-name="T1"><text:s text:c="4"/>&lt;</text:span><text:span text:style-name="T11">node</text:span><text:span text:style-name="T1">/&gt;</text:span></text:p>
            <text:p text:style-name="P1"><text:span text:style-name="T1"><text:s text:c="4"/>&lt;</text:span><text:span text:style-name="T13">node</text:span><text:span text:style-name="T1"> </text:span><text:span text:style-name="T26">attr</text:span><text:span text:style-name="T1">=</text:span><text:span text:style-name="T17">"</text:span><text:span text:style-name="T1">val</text:span><text:span text:style-name="T17">"</text:span><text:span text:style-name="T1"> </text:span><text:span text:style-name="T26">newattr</text:span><text:span text:style-name="T1">=</text:span><text:span text:style-name="T17">"</text:span><text:span text:style-name="T1">123</text:span><text:span text:style-name="T17">"</text:span><text:span text:style-name="T1">&gt;</text:span><text:span text:style-name="T17">newvalue</text:span><text:span text:style-name="T1">&lt;/</text:span><text:span text:style-name="T11">node</text:span><text:span text:style-name="T1">&gt;</text:span></text:p>
            <text:p text:style-name="P1"><text:span text:style-name="T1"><text:s text:c="2"/>&lt;/</text:span><text:span text:style-name="T11">settings2</text:span><text:span text:style-name="T1">&gt;</text:span></text:p>
            <text:p text:style-name="P1"><text:span text:style-name="T1">&lt;/</text:span><text:span text:style-name="T11">root</text:span><text:span text:style-name="T1">&gt;</text:span></text:p>
          </table:table-cell>
        </table:table-row>
        <table:table-row table:style-name="Таблица1.9">
          <table:covered-table-cell/>
          <table:table-cell table:style-name="Таблица1.A4" office:value-type="string">
            <text:p text:style-name="P1"><text:span text:style-name="T1">&lt;</text:span><text:span text:style-name="T11">root</text:span><text:span text:style-name="T1">&gt;</text:span></text:p>
            <text:p text:style-name="P1"><text:span text:style-name="T1"><text:s text:c="2"/>&lt;</text:span><text:span text:style-name="T11">settings</text:span><text:span text:style-name="T1">&gt;</text:span></text:p>
            <text:p text:style-name="P1"><text:span text:style-name="T1"><text:s text:c="4"/>&lt;</text:span><text:span text:style-name="T11">node</text:span><text:span text:style-name="T1">/&gt;</text:span></text:p>
            <text:p text:style-name="P1"><text:span text:style-name="T1"><text:s text:c="4"/>&lt;</text:span><text:span text:style-name="T11">node</text:span><text:span text:style-name="T1">/&gt;</text:span></text:p>
            <text:p text:style-name="P1"><text:span text:style-name="T1"><text:s text:c="2"/>&lt;/</text:span><text:span text:style-name="T11">settings</text:span><text:span text:style-name="T1">&gt;</text:span></text:p>
            <text:p text:style-name="P1"><text:span text:style-name="T1"><text:s text:c="2"/>&lt;</text:span><text:span text:style-name="T11">settings2</text:span><text:span text:style-name="T1">&gt;</text:span></text:p>
            <text:p text:style-name="P1"><text:span text:style-name="T1"><text:s text:c="4"/>&lt;</text:span><text:span text:style-name="T11">node</text:span><text:span text:style-name="T1">/&gt;</text:span></text:p>
            <text:p text:style-name="P1"><text:span text:style-name="T1"><text:s text:c="4"/>&lt;</text:span><text:span text:style-name="T11">node</text:span><text:span text:style-name="T1">/&gt;</text:span></text:p>
            <text:p text:style-name="P1"><text:span text:style-name="T1"><text:s text:c="4"/>&lt;</text:span><text:span text:style-name="T14">othernode</text:span><text:span text:style-name="T1">/&gt;</text:span></text:p>
            <text:p text:style-name="P1"><text:span text:style-name="T1"><text:s text:c="2"/>&lt;/</text:span><text:span text:style-name="T11">settings2</text:span><text:span text:style-name="T1">&gt;</text:span></text:p>
            <text:p text:style-name="P1"><text:span text:style-name="T1">&lt;/</text:span><text:span text:style-name="T11">root</text:span><text:span text:style-name="T1">&gt;</text:span></text:p>
          </table:table-cell>
          <table:table-cell table:style-name="Таблица1.A4" office:value-type="string">
            <text:p text:style-name="P1"><text:span text:style-name="T1">&lt;</text:span><text:span text:style-name="T11">root</text:span><text:span text:style-name="T1"> </text:span><text:span text:style-name="T26">xmlns:patch</text:span><text:span text:style-name="T1">=</text:span><text:span text:style-name="T17">"</text:span><text:span text:style-name="T1">http://schemas.xmlpatch</text:span><text:span text:style-name="T17">"</text:span><text:span text:style-name="T33"> </text:span></text:p>
            <text:p text:style-name="P1"><text:span text:style-name="T33"><text:s text:c="6"/></text:span><text:span text:style-name="T26">xmlns:key</text:span><text:span text:style-name="T1">=</text:span><text:span text:style-name="T17">"</text:span><text:span text:style-name="T1">http://schemas.xmlpatch/mod/attr/key</text:span><text:span text:style-name="T17">"</text:span><text:span text:style-name="T1">&gt;</text:span></text:p>
            <text:p text:style-name="P1"><text:span text:style-name="T1"><text:s text:c="2"/>&lt;</text:span><text:span text:style-name="T11">settings2</text:span><text:span text:style-name="T1">&gt;</text:span></text:p>
            <text:p text:style-name="P1"><text:span text:style-name="T1"><text:s text:c="4"/>&lt;</text:span><text:span text:style-name="T13">node</text:span><text:span text:style-name="T1"> </text:span><text:span text:style-name="T26">key:</text:span><text:span text:style-name="T27">attr</text:span><text:span text:style-name="T3">=</text:span><text:span text:style-name="T19">"val"</text:span><text:span text:style-name="T1"> </text:span></text:p>
            <text:p text:style-name="P1"><text:span text:style-name="T3"><text:s text:c="10"/></text:span><text:span text:style-name="T27">newattr</text:span><text:span text:style-name="T1">=</text:span><text:span text:style-name="T17">"</text:span><text:span text:style-name="T1">123</text:span><text:span text:style-name="T17">" </text:span></text:p>
            <text:p text:style-name="P1"><text:span text:style-name="T17"><text:s text:c="10"/></text:span><text:span text:style-name="T26">patc</text:span><text:span text:style-name="T27">h:create</text:span><text:span text:style-name="T3">=</text:span><text:span text:style-name="T19">"</text:span><text:span text:style-name="T3">after&gt;node[last()]</text:span><text:span text:style-name="T19">"</text:span><text:span text:style-name="T1">&gt;</text:span><text:span text:style-name="T38">newvalue</text:span><text:span text:style-name="T1">&lt;/</text:span><text:span text:style-name="T11">node</text:span><text:span text:style-name="T1">&gt;</text:span></text:p>
            <text:p text:style-name="P1"><text:span text:style-name="T1"><text:s text:c="2"/>&lt;/</text:span><text:span text:style-name="T11">settings2</text:span><text:span text:style-name="T1">&gt;</text:span></text:p>
            <text:p text:style-name="P1"><text:span text:style-name="T3">&lt;/</text:span><text:span text:style-name="T14">root</text:span><text:span text:style-name="T3">&gt;</text:span></text:p>
          </table:table-cell>
          <table:table-cell table:style-name="Таблица1.D4" office:value-type="string">
            <text:p text:style-name="P1"><text:span text:style-name="T1">&lt;</text:span><text:span text:style-name="T11">root</text:span><text:span text:style-name="T1">&gt;</text:span></text:p>
            <text:p text:style-name="P1"><text:span text:style-name="T1"><text:s text:c="2"/>&lt;</text:span><text:span text:style-name="T11">settings</text:span><text:span text:style-name="T1">&gt;</text:span></text:p>
            <text:p text:style-name="P1"><text:span text:style-name="T1"><text:s text:c="4"/>&lt;</text:span><text:span text:style-name="T11">node</text:span><text:span text:style-name="T1">/&gt;</text:span></text:p>
            <text:p text:style-name="P1"><text:span text:style-name="T1"><text:s text:c="4"/>&lt;</text:span><text:span text:style-name="T11">node</text:span><text:span text:style-name="T1">/&gt;</text:span></text:p>
            <text:p text:style-name="P1"><text:span text:style-name="T1"><text:s text:c="2"/>&lt;/</text:span><text:span text:style-name="T11">settings</text:span><text:span text:style-name="T1">&gt;</text:span></text:p>
            <text:p text:style-name="P1"><text:span text:style-name="T1"><text:s text:c="2"/>&lt;</text:span><text:span text:style-name="T11">settings2</text:span><text:span text:style-name="T1">&gt;</text:span></text:p>
            <text:p text:style-name="P1"><text:span text:style-name="T1"><text:s text:c="4"/>&lt;</text:span><text:span text:style-name="T11">node</text:span><text:span text:style-name="T1">/&gt;</text:span></text:p>
            <text:p text:style-name="P1"><text:span text:style-name="T1"><text:s text:c="4"/>&lt;</text:span><text:span text:style-name="T11">node</text:span><text:span text:style-name="T1">/&gt;</text:span></text:p>
            <text:p text:style-name="P1"><text:span text:style-name="T1"><text:s text:c="4"/>&lt;</text:span><text:span text:style-name="T13">node</text:span><text:span text:style-name="T1"> </text:span><text:span text:style-name="T26">attr</text:span><text:span text:style-name="T1">=</text:span><text:span text:style-name="T17">"</text:span><text:span text:style-name="T1">val</text:span><text:span text:style-name="T17">"</text:span><text:span text:style-name="T1"> </text:span><text:span text:style-name="T26">newattr</text:span><text:span text:style-name="T1">=</text:span><text:span text:style-name="T17">"</text:span><text:span text:style-name="T1">123</text:span><text:span text:style-name="T17">"</text:span><text:span text:style-name="T1">&gt;</text:span><text:span text:style-name="T17">newvalue</text:span><text:span text:style-name="T1">&lt;/</text:span><text:span text:style-name="T11">node</text:span><text:span text:style-name="T1">&gt;</text:span></text:p>
            <text:p text:style-name="P1"><text:span text:style-name="T1"><text:s text:c="4"/>&lt;</text:span><text:span text:style-name="T14">othernode</text:span><text:span text:style-name="T1">/&gt;</text:span></text:p>
            <text:p text:style-name="P1"><text:span text:style-name="T1"><text:s text:c="2"/>&lt;/</text:span><text:span text:style-name="T11">settings2</text:span><text:span text:style-name="T1">&gt;</text:span></text:p>
            <text:p text:style-name="P1"><text:span text:style-name="T1">&lt;/</text:span><text:span text:style-name="T11">root</text:span><text:span text:style-name="T1">&gt;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1" svg:font-family="Consolas"/>
    <style:font-face style:name="Mangal1" svg:font-family="Mangal"/>
    <style:font-face style:name="Consolas2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.349cm" fo:page-height="45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лексей </meta:initial-creator>
    <meta:creation-date>2014-02-01T19:10:17.37</meta:creation-date>
    <dc:date>2014-02-02T01:08:28.33</dc:date>
    <dc:creator>Алексей </dc:creator>
    <meta:editing-duration>PT1H40M37S</meta:editing-duration>
    <meta:editing-cycles>36</meta:editing-cycles>
    <meta:generator>OpenOffice/4.0.1$Win32 OpenOffice.org_project/401m5$Build-9714</meta:generator>
    <meta:document-statistic meta:table-count="1" meta:image-count="0" meta:object-count="0" meta:page-count="1" meta:paragraph-count="222" meta:word-count="290" meta:character-count="3966"/>
  </office:meta>
</office:document-meta>
</file>